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8.38mm"/>
    </style:style>
    <style:style style:name="co2" style:family="table-column">
      <style:table-column-properties fo:break-before="auto" style:column-width="43.97mm"/>
    </style:style>
    <style:style style:name="co3" style:family="table-column">
      <style:table-column-properties fo:break-before="auto" style:column-width="43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09mm"/>
    </style:style>
    <style:style style:name="co6" style:family="table-column">
      <style:table-column-properties fo:break-before="auto" style:column-width="33.66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0.09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cccccc" fo:border="0.06pt solid #000000"/>
    </style:style>
    <style:style style:name="ce8" style:family="table-cell" style:parent-style-name="Default" style:data-style-name="N3">
      <style:table-cell-properties fo:border="0.06pt solid #000000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12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2">
      <style:table-cell-properties fo:background-color="#cccccc"/>
    </style:style>
    <style:style style:name="ce1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1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2"/>
    <style:style style:name="ce19" style:family="table-cell" style:parent-style-name="Default" style:data-style-name="N99"/>
    <style:style style:name="ce20" style:family="table-cell" style:parent-style-name="Default" style:data-style-name="N1"/>
    <style:style style:name="ce2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shapes>
          <draw:frame draw:z-index="0" draw:style-name="gr1" draw:text-style-name="P1" svg:width="159.99mm" svg:height="89.99mm" svg:x="27.99mm" svg:y="45.4mm">
            <loext:p draw:notify-on-update-of-ranges="Pkts.A3:Pkts.A3 Pkts.B3:Pkts.B3 Pkts.A4:Pkts.A4 Pkts.B4:Pkts.B4 Pkts.A5:Pkts.A5 Pkts.B5:Pkts.B5 Pkts.A6:Pkts.A6 Pkts.B6:Pkts.B6 Pkts.A7:Pkts.A7 Pkts.B7:Pkts.B7 Pkts.A8:Pkts.A8 Pkts.B8:Pkts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8.32mm" svg:y="44.65mm">
            <loext:p draw:notify-on-update-of-ranges="Pkts.A3:Pkts.A3 Pkts.C3:Pkts.C3 Pkts.A4:Pkts.A4 Pkts.C4:Pkts.C4 Pkts.A5:Pkts.A5 Pkts.C5:Pkts.C5 Pkts.A6:Pkts.A6 Pkts.C6:Pkts.C6 Pkts.A7:Pkts.A7 Pkts.C7:Pkts.C7 Pkts.A8:Pkts.A8 Pkts.C8:Pkts.C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.63mm" svg:y="134.95mm">
            <loext:p draw:notify-on-update-of-ranges="Pkts.A3:Pkts.A3 Pkts.D3:Pkts.D3 Pkts.A4:Pkts.A4 Pkts.D4:Pkts.D4 Pkts.A5:Pkts.A5 Pkts.D5:Pkts.D5 Pkts.A6:Pkts.A6 Pkts.D6:Pkts.D6 Pkts.A7:Pkts.A7 Pkts.D7:Pkts.D7 Pkts.A8:Pkts.A8 Pkts.D8:Pkts.D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8.09mm" svg:y="134.71mm">
            <loext:p draw:notify-on-update-of-ranges="Pkts.A3:Pkts.A3 Pkts.E3:Pkts.E3 Pkts.A4:Pkts.A4 Pkts.E4:Pkts.E4 Pkts.A5:Pkts.A5 Pkts.E5:Pkts.E5 Pkts.A6:Pkts.A6 Pkts.E6:Pkts.E6 Pkts.A7:Pkts.A7 Pkts.E7:Pkts.E7 Pkts.A8:Pkts.A8 Pkts.E8:Pkts.E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luxo</text:p>
          </table:table-cell>
          <table:table-cell table:style-name="ce5" office:value-type="string" calcext:value-type="string" table:number-columns-spanned="2" table:number-rows-spanned="1">
            <text:p>Quantidade Total</text:p>
          </table:table-cell>
          <table:covered-table-cell table:style-name="ce10"/>
          <table:table-cell table:style-name="ce1" office:value-type="string" calcext:value-type="string" table:number-columns-spanned="1" table:number-rows-spanned="2">
            <text:p>Bps</text:p>
          </table:table-cell>
          <table:table-cell table:style-name="ce1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6" office:value-type="string" calcext:value-type="string">
            <text:p>Bytes</text:p>
          </table:table-cell>
          <table:table-cell table:style-name="ce6" office:value-type="string" calcext:value-type="string">
            <text:p>Pacotes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7" office:value-type="float" office:value="13321041.3636364" calcext:value-type="float">
            <text:p>13.321.041</text:p>
          </table:table-cell>
          <table:table-cell table:style-name="ce7" office:value-type="float" office:value="14188.2121212121" calcext:value-type="float">
            <text:p>14.188</text:p>
          </table:table-cell>
          <table:table-cell table:style-name="ce7" office:value-type="float" office:value="117885.321802092" calcext:value-type="float">
            <text:p>117.885</text:p>
          </table:table-cell>
          <table:table-cell table:style-name="ce7" office:value-type="float" office:value="125.559399302762" calcext:value-type="float">
            <text:p>126</text:p>
          </table:table-cell>
          <table:table-cell table:style-name="ce13" table:number-columns-repeated="1018"/>
        </table:table-row>
        <table:table-row table:style-name="ro1">
          <table:table-cell table:style-name="ce4" office:value-type="string" calcext:value-type="string">
            <text:p>Servidor</text:p>
          </table:table-cell>
          <table:table-cell table:style-name="ce8" office:value-type="float" office:value="13321543.6666667" calcext:value-type="float">
            <text:p>13.321.544</text:p>
          </table:table-cell>
          <table:table-cell table:style-name="ce8" office:value-type="float" office:value="14198.1818181818" calcext:value-type="float">
            <text:p>14.198</text:p>
          </table:table-cell>
          <table:table-cell table:style-name="ce8" office:value-type="float" office:value="117889.766961652" calcext:value-type="float">
            <text:p>117.890</text:p>
          </table:table-cell>
          <table:table-cell table:style-name="ce8" office:value-type="float" office:value="125.647626709574" calcext:value-type="float">
            <text:p>12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acante DoS</text:p>
          </table:table-cell>
          <table:table-cell table:style-name="ce7" office:value-type="float" office:value="19381814.3030303" calcext:value-type="float">
            <text:p>19.381.814</text:p>
          </table:table-cell>
          <table:table-cell table:style-name="ce7" office:value-type="float" office:value="30588.0303030303" calcext:value-type="float">
            <text:p>30.588</text:p>
          </table:table-cell>
          <table:table-cell table:style-name="ce7" office:value-type="float" office:value="164252.663585003" calcext:value-type="float">
            <text:p>164.253</text:p>
          </table:table-cell>
          <table:table-cell table:style-name="ce7" office:value-type="float" office:value="259.220595788392" calcext:value-type="float">
            <text:p>259</text:p>
          </table:table-cell>
          <table:table-cell table:style-name="ce13" table:number-columns-repeated="1018"/>
        </table:table-row>
        <table:table-row table:style-name="ro1">
          <table:table-cell table:style-name="ce4" office:value-type="string" calcext:value-type="string">
            <text:p>Vítima DoS</text:p>
          </table:table-cell>
          <table:table-cell table:style-name="ce8" office:value-type="float" office:value="14375948.8484849" calcext:value-type="float">
            <text:p>14.375.949</text:p>
          </table:table-cell>
          <table:table-cell table:style-name="ce8" office:value-type="float" office:value="25756.4545454545" calcext:value-type="float">
            <text:p>25.756</text:p>
          </table:table-cell>
          <table:table-cell table:style-name="ce8" office:value-type="float" office:value="121830.07498716" calcext:value-type="float">
            <text:p>121.830</text:p>
          </table:table-cell>
          <table:table-cell table:style-name="ce8" office:value-type="float" office:value="218.275038520801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acante DDoS</text:p>
          </table:table-cell>
          <table:table-cell table:style-name="ce7" office:value-type="float" office:value="19995325.2121212" calcext:value-type="float">
            <text:p>19.995.325</text:p>
          </table:table-cell>
          <table:table-cell table:style-name="ce11" office:value-type="float" office:value="19450.2424242424" calcext:value-type="float">
            <text:p>19.450</text:p>
          </table:table-cell>
          <table:table-cell table:style-name="ce7" office:value-type="float" office:value="161252.622678397" calcext:value-type="float">
            <text:p>161.253</text:p>
          </table:table-cell>
          <table:table-cell table:style-name="ce7" office:value-type="float" office:value="155.60193939394" calcext:value-type="float">
            <text:p>156</text:p>
          </table:table-cell>
          <table:table-cell table:style-name="ce14"/>
          <table:table-cell table:style-name="ce13"/>
          <table:table-cell table:style-name="ce16"/>
          <table:table-cell table:style-name="ce13" table:number-columns-repeated="1015"/>
        </table:table-row>
        <table:table-row table:style-name="ro1">
          <table:table-cell table:style-name="ce4" office:value-type="string" calcext:value-type="string">
            <text:p>Vítima DDoS</text:p>
          </table:table-cell>
          <table:table-cell table:style-name="ce8" office:value-type="float" office:value="14629294.6666667" calcext:value-type="float">
            <text:p>14.629.295</text:p>
          </table:table-cell>
          <table:table-cell table:style-name="ce12" office:value-type="float" office:value="25350.9393939394" calcext:value-type="float">
            <text:p>25.351</text:p>
          </table:table-cell>
          <table:table-cell table:style-name="ce8" office:value-type="float" office:value="117034.357333333" calcext:value-type="float">
            <text:p>117.034</text:p>
          </table:table-cell>
          <table:table-cell table:style-name="ce8" office:value-type="float" office:value="202.807515151515" calcext:value-type="float">
            <text:p>203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11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ce9"/>
        <table:table-column table:style-name="co3" table:default-cell-style-name="ce9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\ofidps</text:p>
          </table:table-cell>
          <table:table-cell table:style-name="ce2" office:value-type="string" calcext:value-type="string">
            <text:p>Fluxo</text:p>
          </table:table-cell>
          <table:table-cell table:style-name="ce6" office:value-type="string" calcext:value-type="string">
            <text:p>Quantidade de Pacotes</text:p>
          </table:table-cell>
          <table:table-cell table:style-name="ce6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8"/>
          <table:table-cell table:style-name="ce19"/>
          <table:table-cell table:style-name="ce18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.9502008685937" calcext:value-type="float">
            <text:p>19</text:p>
          </table:table-cell>
          <table:table-cell table:style-name="ce18"/>
          <table:table-cell/>
          <table:table-cell table:style-name="ce18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51.793495505024" calcext:value-type="float">
            <text:p>252</text:p>
          </table:table-cell>
          <table:table-cell table:style-name="ce18"/>
          <table:table-cell/>
          <table:table-cell table:style-name="ce18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17.322316234796" calcext:value-type="float">
            <text:p>217</text:p>
          </table:table-cell>
          <table:table-cell table:style-name="ce18"/>
          <table:table-cell/>
          <table:table-cell table:style-name="ce18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1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7.4295600593179" calcext:value-type="float">
            <text:p>87</text:p>
          </table:table-cell>
          <table:table-cell table:style-name="ce18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1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172.043252595156" calcext:value-type="float">
            <text:p>172</text:p>
          </table:table-cell>
          <table:table-cell table:style-name="ce18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1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59.8843302026693" calcext:value-type="float">
            <text:p>60</text:p>
          </table:table-cell>
          <table:table-cell table:style-name="ce18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1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/>
          <table:table-cell table:style-name="ce2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0"/>
          <table:table-cell table:number-columns-repeated="2"/>
        </table:table-row>
        <table:table-row table:style-name="ro1">
          <table:table-cell table:style-name="ce2" office:value-type="string" calcext:value-type="string">
            <text:p>\ofidps</text:p>
          </table:table-cell>
          <table:table-cell table:style-name="ce2" office:value-type="string" calcext:value-type="string">
            <text:p>Fluxo</text:p>
          </table:table-cell>
          <table:table-cell table:style-name="ce6" office:value-type="string" calcext:value-type="string">
            <text:p>Quantidade de Bytes</text:p>
          </table:table-cell>
          <table:table-cell table:style-name="ce6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20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/>
          <table:table-cell table:style-name="ce18"/>
          <table:table-cell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5901.8030142782" calcext:value-type="float">
            <text:p>15.902</text:p>
          </table:table-cell>
          <table:table-cell table:style-name="ce18"/>
          <table:table-cell/>
          <table:table-cell table:style-name="ce18"/>
          <table:table-cell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52741.317821259" calcext:value-type="float">
            <text:p>152.741</text:p>
          </table:table-cell>
          <table:table-cell table:style-name="ce18"/>
          <table:table-cell/>
          <table:table-cell table:style-name="ce18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17375.071390798" calcext:value-type="float">
            <text:p>117.375</text:p>
          </table:table-cell>
          <table:table-cell table:style-name="ce18"/>
          <table:table-cell/>
          <table:table-cell table:style-name="ce18"/>
          <table:table-cell table:number-columns-repeated="2"/>
          <table:table-cell table:style-name="ce21"/>
          <table:table-cell/>
        </table:table-row>
        <table:table-row table:style-name="ro1">
          <table:table-cell table:style-name="ce17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8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1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012.3394448689" calcext:value-type="float">
            <text:p>89.012</text:p>
          </table:table-cell>
          <table:table-cell table:style-name="ce18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1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73510.28062134" calcext:value-type="float">
            <text:p>173.510</text:p>
          </table:table-cell>
          <table:table-cell table:style-name="ce18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1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2608.1894576012" calcext:value-type="float">
            <text:p>32.608</text:p>
          </table:table-cell>
          <table:table-cell table:style-name="ce18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1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21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\ofidps</text:p>
          </table:table-cell>
          <table:table-cell table:style-name="ce2" office:value-type="string" calcext:value-type="string">
            <text:p>Fluxo</text:p>
          </table:table-cell>
          <table:table-cell table:style-name="ce6" office:value-type="string" calcext:value-type="string">
            <text:p>Quantidade de Pacotes</text:p>
          </table:table-cell>
          <table:table-cell table:style-name="ce6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18"/>
          <table:table-cell table:style-name="ce19"/>
          <table:table-cell table:style-name="ce18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8"/>
          <table:table-cell/>
          <table:table-cell table:style-name="ce18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style-name="ce18"/>
          <table:table-cell/>
          <table:table-cell table:style-name="ce18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style-name="ce18"/>
          <table:table-cell/>
          <table:table-cell table:style-name="ce18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18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1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18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1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3" calcext:value-type="float">
            <text:p>23</text:p>
          </table:table-cell>
          <table:table-cell table:style-name="ce18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1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4" calcext:value-type="float">
            <text:p>24</text:p>
          </table:table-cell>
          <table:table-cell table:style-name="ce18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1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/>
          <table:table-cell table:style-name="ce2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0"/>
          <table:table-cell table:number-columns-repeated="2"/>
        </table:table-row>
        <table:table-row table:style-name="ro1">
          <table:table-cell table:style-name="ce2" office:value-type="string" calcext:value-type="string">
            <text:p>\ofidps</text:p>
          </table:table-cell>
          <table:table-cell table:style-name="ce2" office:value-type="string" calcext:value-type="string">
            <text:p>Fluxo</text:p>
          </table:table-cell>
          <table:table-cell table:style-name="ce6" office:value-type="string" calcext:value-type="string">
            <text:p>Quantidade de Bytes</text:p>
          </table:table-cell>
          <table:table-cell table:style-name="ce6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20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18"/>
          <table:table-cell/>
          <table:table-cell table:style-name="ce18"/>
          <table:table-cell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18"/>
          <table:table-cell/>
          <table:table-cell table:style-name="ce18"/>
          <table:table-cell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style-name="ce18"/>
          <table:table-cell/>
          <table:table-cell table:style-name="ce18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18"/>
          <table:table-cell/>
          <table:table-cell table:style-name="ce18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29" calcext:value-type="float">
            <text:p>29</text:p>
          </table:table-cell>
          <table:table-cell table:style-name="ce18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1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18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1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1" calcext:value-type="float">
            <text:p>31</text:p>
          </table:table-cell>
          <table:table-cell table:style-name="ce18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1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32" calcext:value-type="float">
            <text:p>32</text:p>
          </table:table-cell>
          <table:table-cell table:style-name="ce18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1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\ofidps</text:p>
          </table:table-cell>
          <table:table-cell table:style-name="ce1" office:value-type="string" calcext:value-type="string" table:number-columns-spanned="1" table:number-rows-spanned="2">
            <text:p>Fluxo</text:p>
          </table:table-cell>
          <table:table-cell table:style-name="ce5" office:value-type="string" calcext:value-type="string" table:number-columns-spanned="2" table:number-rows-spanned="1">
            <text:p>Quantidade Total</text:p>
          </table:table-cell>
          <table:covered-table-cell table:style-name="ce10"/>
          <table:table-cell table:style-name="ce1" office:value-type="string" calcext:value-type="string" table:number-columns-spanned="1" table:number-rows-spanned="2">
            <text:p>Bps</text:p>
          </table:table-cell>
          <table:table-cell table:style-name="ce1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Bytes</text:p>
          </table:table-cell>
          <table:table-cell table:style-name="ce6" office:value-type="string" calcext:value-type="string">
            <text:p>Pacotes</text:p>
          </table:table-cell>
          <table:covered-table-cell table:number-columns-repeated="2" table:style-name="ce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8" table:formula="of:=[.C14]" office:value-type="float" office:value="9" calcext:value-type="float">
            <text:p>9</text:p>
          </table:table-cell>
          <table:table-cell table:style-name="ce8" table:formula="of:=[.C2]" office:value-type="float" office:value="1" calcext:value-type="float">
            <text:p>1</text:p>
          </table:table-cell>
          <table:table-cell table:style-name="ce8" table:formula="of:=[.D14]" office:value-type="float" office:value="25" calcext:value-type="float">
            <text:p>25</text:p>
          </table:table-cell>
          <table:table-cell table:style-name="ce8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table:formula="of:=[.C15]" office:value-type="float" office:value="10" calcext:value-type="float">
            <text:p>10</text:p>
          </table:table-cell>
          <table:table-cell table:style-name="ce8" table:formula="of:=[.C3]" office:value-type="float" office:value="2" calcext:value-type="float">
            <text:p>2</text:p>
          </table:table-cell>
          <table:table-cell table:style-name="ce8" table:formula="of:=[.D15]" office:value-type="float" office:value="26" calcext:value-type="float">
            <text:p>26</text:p>
          </table:table-cell>
          <table:table-cell table:style-name="ce8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table:formula="of:=[.C16]" office:value-type="float" office:value="11" calcext:value-type="float">
            <text:p>11</text:p>
          </table:table-cell>
          <table:table-cell table:style-name="ce8" table:formula="of:=[.C4]" office:value-type="float" office:value="3" calcext:value-type="float">
            <text:p>3</text:p>
          </table:table-cell>
          <table:table-cell table:style-name="ce8" table:formula="of:=[.D16]" office:value-type="float" office:value="27" calcext:value-type="float">
            <text:p>27</text:p>
          </table:table-cell>
          <table:table-cell table:style-name="ce8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table:formula="of:=[.C17]" office:value-type="float" office:value="12" calcext:value-type="float">
            <text:p>12</text:p>
          </table:table-cell>
          <table:table-cell table:style-name="ce8" table:formula="of:=[.C5]" office:value-type="float" office:value="4" calcext:value-type="float">
            <text:p>4</text:p>
          </table:table-cell>
          <table:table-cell table:style-name="ce8" table:formula="of:=[.D17]" office:value-type="float" office:value="28" calcext:value-type="float">
            <text:p>28</text:p>
          </table:table-cell>
          <table:table-cell table:style-name="ce8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8" table:formula="of:=[.C18]" office:value-type="float" office:value="13" calcext:value-type="float">
            <text:p>13</text:p>
          </table:table-cell>
          <table:table-cell table:style-name="ce12" table:formula="of:=[.C6]" office:value-type="float" office:value="5" calcext:value-type="float">
            <text:p>5</text:p>
          </table:table-cell>
          <table:table-cell table:style-name="ce8" table:formula="of:=[.D18]" office:value-type="float" office:value="29" calcext:value-type="float">
            <text:p>29</text:p>
          </table:table-cell>
          <table:table-cell table:style-name="ce8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8" table:formula="of:=[.C19]" office:value-type="float" office:value="14" calcext:value-type="float">
            <text:p>14</text:p>
          </table:table-cell>
          <table:table-cell table:style-name="ce8" table:formula="of:=[.C7]" office:value-type="float" office:value="6" calcext:value-type="float">
            <text:p>6</text:p>
          </table:table-cell>
          <table:table-cell table:style-name="ce8" table:formula="of:=[.D19]" office:value-type="float" office:value="30" calcext:value-type="float">
            <text:p>30</text:p>
          </table:table-cell>
          <table:table-cell table:style-name="ce8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8" table:formula="of:=[.C20]" office:value-type="float" office:value="15" calcext:value-type="float">
            <text:p>15</text:p>
          </table:table-cell>
          <table:table-cell table:style-name="ce12" table:formula="of:=[.C8]" office:value-type="float" office:value="7" calcext:value-type="float">
            <text:p>7</text:p>
          </table:table-cell>
          <table:table-cell table:style-name="ce8" table:formula="of:=[.D20]" office:value-type="float" office:value="31" calcext:value-type="float">
            <text:p>31</text:p>
          </table:table-cell>
          <table:table-cell table:style-name="ce8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8" table:formula="of:=[.C21]" office:value-type="float" office:value="16" calcext:value-type="float">
            <text:p>16</text:p>
          </table:table-cell>
          <table:table-cell table:style-name="ce12" table:formula="of:=[.C9]" office:value-type="float" office:value="8" calcext:value-type="float">
            <text:p>8</text:p>
          </table:table-cell>
          <table:table-cell table:style-name="ce8" table:formula="of:=[.D21]" office:value-type="float" office:value="32" calcext:value-type="float">
            <text:p>32</text:p>
          </table:table-cell>
          <table:table-cell table:style-name="ce8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9:44:09.1101181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4-25T20:00:20.402461779</dc:date>
    <meta:editing-duration>PT13H8M27S</meta:editing-duration>
    <meta:editing-cycles>46</meta:editing-cycles>
    <meta:generator>LibreOffice/5.1.1.3$Linux_X86_64 LibreOffice_project/89f508ef3ecebd2cfb8e1def0f0ba9a803b88a6d</meta:generator>
    <meta:document-statistic meta:table-count="3" meta:cell-count="2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88cm" svg:y="2.968cm" style:legend-expansion="high" chart:style-name="ch2"/>
        <chart:plot-area chart:style-name="ch3" table:cell-range-address="Pkts.A3:Pkts.B8" chart:data-source-has-labels="column" svg:x="0.32cm" svg:y="0.18cm" svg:width="12.248cm" svg:height="8.64cm">
          <chartooo:coordinate-region svg:x="2.247cm" svg:y="0.377cm" svg:width="10.321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kts.B3:Pkts.B3" chart:label-cell-address="Pkts.A3:Pkts.A3" chart:class="chart:bar">
            <chart:data-point/>
          </chart:series>
          <chart:series chart:style-name="ch8" chart:values-cell-range-address="Pkts.B4:Pkts.B4" chart:label-cell-address="Pkts.A4:Pkts.A4" chart:class="chart:bar">
            <chart:data-point/>
          </chart:series>
          <chart:series chart:style-name="ch9" chart:values-cell-range-address="Pkts.B5:Pkts.B5" chart:label-cell-address="Pkts.A5:Pkts.A5" chart:class="chart:bar">
            <chart:data-point/>
          </chart:series>
          <chart:series chart:style-name="ch10" chart:values-cell-range-address="Pkts.B6:Pkts.B6" chart:label-cell-address="Pkts.A6:Pkts.A6" chart:class="chart:bar">
            <chart:data-point/>
          </chart:series>
          <chart:series chart:style-name="ch11" chart:values-cell-range-address="Pkts.B7:Pkts.B7" chart:label-cell-address="Pkts.A7:Pkts.A7" chart:class="chart:bar">
            <chart:data-point/>
          </chart:series>
          <chart:series chart:style-name="ch12" chart:values-cell-range-address="Pkts.B8:Pkts.B8" chart:label-cell-address="Pkts.A8:Pkts.A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liente</text:p>
                <draw:g>
                  <svg:desc>Pkts.A3:Pkts.A3</svg:desc>
                </draw:g>
              </table:table-cell>
              <table:table-cell office:value-type="float" office:value="13321041.3636364">
                <text:p>13321041.3636364</text:p>
                <draw:g>
                  <svg:desc>Pkts.B3:Pkts.B3</svg:desc>
                </draw:g>
              </table:table-cell>
            </table:table-row>
            <table:table-row>
              <table:table-cell office:value-type="string">
                <text:p>Servidor</text:p>
                <draw:g>
                  <svg:desc>Pkts.A4:Pkts.A4</svg:desc>
                </draw:g>
              </table:table-cell>
              <table:table-cell office:value-type="float" office:value="13321543.6666667">
                <text:p>13321543.6666667</text:p>
                <draw:g>
                  <svg:desc>Pkts.B4:Pkts.B4</svg:desc>
                </draw:g>
              </table:table-cell>
            </table:table-row>
            <table:table-row>
              <table:table-cell office:value-type="string">
                <text:p>Atacante DoS</text:p>
                <draw:g>
                  <svg:desc>Pkts.A5:Pkts.A5</svg:desc>
                </draw:g>
              </table:table-cell>
              <table:table-cell office:value-type="float" office:value="19381814.3030303">
                <text:p>19381814.3030303</text:p>
                <draw:g>
                  <svg:desc>Pkts.B5:Pkts.B5</svg:desc>
                </draw:g>
              </table:table-cell>
            </table:table-row>
            <table:table-row>
              <table:table-cell office:value-type="string">
                <text:p>Vítima DoS</text:p>
                <draw:g>
                  <svg:desc>Pkts.A6:Pkts.A6</svg:desc>
                </draw:g>
              </table:table-cell>
              <table:table-cell office:value-type="float" office:value="14375948.8484849">
                <text:p>14375948.8484849</text:p>
                <draw:g>
                  <svg:desc>Pkts.B6:Pkts.B6</svg:desc>
                </draw:g>
              </table:table-cell>
            </table:table-row>
            <table:table-row>
              <table:table-cell office:value-type="string">
                <text:p>Atacante DDoS</text:p>
                <draw:g>
                  <svg:desc>Pkts.A7:Pkts.A7</svg:desc>
                </draw:g>
              </table:table-cell>
              <table:table-cell office:value-type="float" office:value="19995325.2121212">
                <text:p>19995325.2121212</text:p>
                <draw:g>
                  <svg:desc>Pkts.B7:Pkts.B7</svg:desc>
                </draw:g>
              </table:table-cell>
            </table:table-row>
            <table:table-row>
              <table:table-cell office:value-type="string">
                <text:p>Vítima DDoS</text:p>
                <draw:g>
                  <svg:desc>Pkts.A8:Pkts.A8</svg:desc>
                </draw:g>
              </table:table-cell>
              <table:table-cell office:value-type="float" office:value="14629294.6666667">
                <text:p>14629294.6666667</text:p>
                <draw:g>
                  <svg:desc>Pkts.B8:Pkts.B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88cm" svg:y="2.968cm" style:legend-expansion="high" chart:style-name="ch2"/>
        <chart:plot-area chart:style-name="ch3" table:cell-range-address="Pkts.A3:Pkts.A8 Pkts.C3:Pkts.C8" chart:data-source-has-labels="column" svg:x="0.32cm" svg:y="0.18cm" svg:width="12.248cm" svg:height="8.64cm">
          <chartooo:coordinate-region svg:x="1.592cm" svg:y="0.377cm" svg:width="10.976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kts.C3:Pkts.C3" chart:label-cell-address="Pkts.A3:Pkts.A3" chart:class="chart:bar">
            <chart:data-point/>
          </chart:series>
          <chart:series chart:style-name="ch8" chart:values-cell-range-address="Pkts.C4:Pkts.C4" chart:label-cell-address="Pkts.A4:Pkts.A4" chart:class="chart:bar">
            <chart:data-point/>
          </chart:series>
          <chart:series chart:style-name="ch9" chart:values-cell-range-address="Pkts.C5:Pkts.C5" chart:label-cell-address="Pkts.A5:Pkts.A5" chart:class="chart:bar">
            <chart:data-point/>
          </chart:series>
          <chart:series chart:style-name="ch10" chart:values-cell-range-address="Pkts.C6:Pkts.C6" chart:label-cell-address="Pkts.A6:Pkts.A6" chart:class="chart:bar">
            <chart:data-point/>
          </chart:series>
          <chart:series chart:style-name="ch11" chart:values-cell-range-address="Pkts.C7:Pkts.C7" chart:label-cell-address="Pkts.A7:Pkts.A7" chart:class="chart:bar">
            <chart:data-point/>
          </chart:series>
          <chart:series chart:style-name="ch12" chart:values-cell-range-address="Pkts.C8:Pkts.C8" chart:label-cell-address="Pkts.A8:Pkts.A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liente</text:p>
                <draw:g>
                  <svg:desc>Pkts.A3:Pkts.A3</svg:desc>
                </draw:g>
              </table:table-cell>
              <table:table-cell office:value-type="float" office:value="14188.2121212121">
                <text:p>14188.2121212121</text:p>
                <draw:g>
                  <svg:desc>Pkts.C3:Pkts.C3</svg:desc>
                </draw:g>
              </table:table-cell>
            </table:table-row>
            <table:table-row>
              <table:table-cell office:value-type="string">
                <text:p>Servidor</text:p>
                <draw:g>
                  <svg:desc>Pkts.A4:Pkts.A4</svg:desc>
                </draw:g>
              </table:table-cell>
              <table:table-cell office:value-type="float" office:value="14198.1818181818">
                <text:p>14198.1818181818</text:p>
                <draw:g>
                  <svg:desc>Pkts.C4:Pkts.C4</svg:desc>
                </draw:g>
              </table:table-cell>
            </table:table-row>
            <table:table-row>
              <table:table-cell office:value-type="string">
                <text:p>Atacante DoS</text:p>
                <draw:g>
                  <svg:desc>Pkts.A5:Pkts.A5</svg:desc>
                </draw:g>
              </table:table-cell>
              <table:table-cell office:value-type="float" office:value="30588.0303030303">
                <text:p>30588.0303030303</text:p>
                <draw:g>
                  <svg:desc>Pkts.C5:Pkts.C5</svg:desc>
                </draw:g>
              </table:table-cell>
            </table:table-row>
            <table:table-row>
              <table:table-cell office:value-type="string">
                <text:p>Vítima DoS</text:p>
                <draw:g>
                  <svg:desc>Pkts.A6:Pkts.A6</svg:desc>
                </draw:g>
              </table:table-cell>
              <table:table-cell office:value-type="float" office:value="25756.4545454545">
                <text:p>25756.4545454545</text:p>
                <draw:g>
                  <svg:desc>Pkts.C6:Pkts.C6</svg:desc>
                </draw:g>
              </table:table-cell>
            </table:table-row>
            <table:table-row>
              <table:table-cell office:value-type="string">
                <text:p>Atacante DDoS</text:p>
                <draw:g>
                  <svg:desc>Pkts.A7:Pkts.A7</svg:desc>
                </draw:g>
              </table:table-cell>
              <table:table-cell office:value-type="float" office:value="19450.2424242424">
                <text:p>19450.2424242424</text:p>
                <draw:g>
                  <svg:desc>Pkts.C7:Pkts.C7</svg:desc>
                </draw:g>
              </table:table-cell>
            </table:table-row>
            <table:table-row>
              <table:table-cell office:value-type="string">
                <text:p>Vítima DDoS</text:p>
                <draw:g>
                  <svg:desc>Pkts.A8:Pkts.A8</svg:desc>
                </draw:g>
              </table:table-cell>
              <table:table-cell office:value-type="float" office:value="25350.9393939394">
                <text:p>25350.9393939394</text:p>
                <draw:g>
                  <svg:desc>Pkts.C8:Pkts.C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88cm" svg:y="2.968cm" style:legend-expansion="high" chart:style-name="ch2"/>
        <chart:plot-area chart:style-name="ch3" table:cell-range-address="Pkts.A3:Pkts.A8 Pkts.D3:Pkts.D8" chart:data-source-has-labels="column" svg:x="0.32cm" svg:y="0.18cm" svg:width="12.248cm" svg:height="8.64cm">
          <chartooo:coordinate-region svg:x="1.776cm" svg:y="0.377cm" svg:width="10.79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kts.D3:Pkts.D3" chart:label-cell-address="Pkts.A3:Pkts.A3" chart:class="chart:bar">
            <chart:data-point/>
          </chart:series>
          <chart:series chart:style-name="ch8" chart:values-cell-range-address="Pkts.D4:Pkts.D4" chart:label-cell-address="Pkts.A4:Pkts.A4" chart:class="chart:bar">
            <chart:data-point/>
          </chart:series>
          <chart:series chart:style-name="ch9" chart:values-cell-range-address="Pkts.D5:Pkts.D5" chart:label-cell-address="Pkts.A5:Pkts.A5" chart:class="chart:bar">
            <chart:data-point/>
          </chart:series>
          <chart:series chart:style-name="ch10" chart:values-cell-range-address="Pkts.D6:Pkts.D6" chart:label-cell-address="Pkts.A6:Pkts.A6" chart:class="chart:bar">
            <chart:data-point/>
          </chart:series>
          <chart:series chart:style-name="ch11" chart:values-cell-range-address="Pkts.D7:Pkts.D7" chart:label-cell-address="Pkts.A7:Pkts.A7" chart:class="chart:bar">
            <chart:data-point/>
          </chart:series>
          <chart:series chart:style-name="ch12" chart:values-cell-range-address="Pkts.D8:Pkts.D8" chart:label-cell-address="Pkts.A8:Pkts.A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liente</text:p>
                <draw:g>
                  <svg:desc>Pkts.A3:Pkts.A3</svg:desc>
                </draw:g>
              </table:table-cell>
              <table:table-cell office:value-type="float" office:value="117885.321802092">
                <text:p>117885.321802092</text:p>
                <draw:g>
                  <svg:desc>Pkts.D3:Pkts.D3</svg:desc>
                </draw:g>
              </table:table-cell>
            </table:table-row>
            <table:table-row>
              <table:table-cell office:value-type="string">
                <text:p>Servidor</text:p>
                <draw:g>
                  <svg:desc>Pkts.A4:Pkts.A4</svg:desc>
                </draw:g>
              </table:table-cell>
              <table:table-cell office:value-type="float" office:value="117889.766961652">
                <text:p>117889.766961652</text:p>
                <draw:g>
                  <svg:desc>Pkts.D4:Pkts.D4</svg:desc>
                </draw:g>
              </table:table-cell>
            </table:table-row>
            <table:table-row>
              <table:table-cell office:value-type="string">
                <text:p>Atacante DoS</text:p>
                <draw:g>
                  <svg:desc>Pkts.A5:Pkts.A5</svg:desc>
                </draw:g>
              </table:table-cell>
              <table:table-cell office:value-type="float" office:value="164252.663585003">
                <text:p>164252.663585003</text:p>
                <draw:g>
                  <svg:desc>Pkts.D5:Pkts.D5</svg:desc>
                </draw:g>
              </table:table-cell>
            </table:table-row>
            <table:table-row>
              <table:table-cell office:value-type="string">
                <text:p>Vítima DoS</text:p>
                <draw:g>
                  <svg:desc>Pkts.A6:Pkts.A6</svg:desc>
                </draw:g>
              </table:table-cell>
              <table:table-cell office:value-type="float" office:value="121830.07498716">
                <text:p>121830.07498716</text:p>
                <draw:g>
                  <svg:desc>Pkts.D6:Pkts.D6</svg:desc>
                </draw:g>
              </table:table-cell>
            </table:table-row>
            <table:table-row>
              <table:table-cell office:value-type="string">
                <text:p>Atacante DDoS</text:p>
                <draw:g>
                  <svg:desc>Pkts.A7:Pkts.A7</svg:desc>
                </draw:g>
              </table:table-cell>
              <table:table-cell office:value-type="float" office:value="161252.622678397">
                <text:p>161252.622678397</text:p>
                <draw:g>
                  <svg:desc>Pkts.D7:Pkts.D7</svg:desc>
                </draw:g>
              </table:table-cell>
            </table:table-row>
            <table:table-row>
              <table:table-cell office:value-type="string">
                <text:p>Vítima DDoS</text:p>
                <draw:g>
                  <svg:desc>Pkts.A8:Pkts.A8</svg:desc>
                </draw:g>
              </table:table-cell>
              <table:table-cell office:value-type="float" office:value="117034.357333333">
                <text:p>117034.357333333</text:p>
                <draw:g>
                  <svg:desc>Pkts.D8:Pkts.D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88cm" svg:y="2.968cm" style:legend-expansion="high" chart:style-name="ch2"/>
        <chart:plot-area chart:style-name="ch3" table:cell-range-address="Pkts.A3:Pkts.A8 Pkts.E3:Pkts.E8" chart:data-source-has-labels="column" svg:x="0.32cm" svg:y="0.18cm" svg:width="12.248cm" svg:height="8.64cm">
          <chartooo:coordinate-region svg:x="1.121cm" svg:y="0.378cm" svg:width="11.447cm" svg:height="8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kts.E3:Pkts.E3" chart:label-cell-address="Pkts.A3:Pkts.A3" chart:class="chart:bar">
            <chart:data-point/>
          </chart:series>
          <chart:series chart:style-name="ch8" chart:values-cell-range-address="Pkts.E4:Pkts.E4" chart:label-cell-address="Pkts.A4:Pkts.A4" chart:class="chart:bar">
            <chart:data-point/>
          </chart:series>
          <chart:series chart:style-name="ch9" chart:values-cell-range-address="Pkts.E5:Pkts.E5" chart:label-cell-address="Pkts.A5:Pkts.A5" chart:class="chart:bar">
            <chart:data-point/>
          </chart:series>
          <chart:series chart:style-name="ch10" chart:values-cell-range-address="Pkts.E6:Pkts.E6" chart:label-cell-address="Pkts.A6:Pkts.A6" chart:class="chart:bar">
            <chart:data-point/>
          </chart:series>
          <chart:series chart:style-name="ch11" chart:values-cell-range-address="Pkts.E7:Pkts.E7" chart:label-cell-address="Pkts.A7:Pkts.A7" chart:class="chart:bar">
            <chart:data-point/>
          </chart:series>
          <chart:series chart:style-name="ch12" chart:values-cell-range-address="Pkts.E8:Pkts.E8" chart:label-cell-address="Pkts.A8:Pkts.A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liente</text:p>
                <draw:g>
                  <svg:desc>Pkts.A3:Pkts.A3</svg:desc>
                </draw:g>
              </table:table-cell>
              <table:table-cell office:value-type="float" office:value="125.559399302762">
                <text:p>125.559399302762</text:p>
                <draw:g>
                  <svg:desc>Pkts.E3:Pkts.E3</svg:desc>
                </draw:g>
              </table:table-cell>
            </table:table-row>
            <table:table-row>
              <table:table-cell office:value-type="string">
                <text:p>Servidor</text:p>
                <draw:g>
                  <svg:desc>Pkts.A4:Pkts.A4</svg:desc>
                </draw:g>
              </table:table-cell>
              <table:table-cell office:value-type="float" office:value="125.647626709574">
                <text:p>125.647626709574</text:p>
                <draw:g>
                  <svg:desc>Pkts.E4:Pkts.E4</svg:desc>
                </draw:g>
              </table:table-cell>
            </table:table-row>
            <table:table-row>
              <table:table-cell office:value-type="string">
                <text:p>Atacante DoS</text:p>
                <draw:g>
                  <svg:desc>Pkts.A5:Pkts.A5</svg:desc>
                </draw:g>
              </table:table-cell>
              <table:table-cell office:value-type="float" office:value="259.220595788392">
                <text:p>259.220595788392</text:p>
                <draw:g>
                  <svg:desc>Pkts.E5:Pkts.E5</svg:desc>
                </draw:g>
              </table:table-cell>
            </table:table-row>
            <table:table-row>
              <table:table-cell office:value-type="string">
                <text:p>Vítima DoS</text:p>
                <draw:g>
                  <svg:desc>Pkts.A6:Pkts.A6</svg:desc>
                </draw:g>
              </table:table-cell>
              <table:table-cell office:value-type="float" office:value="218.275038520801">
                <text:p>218.275038520801</text:p>
                <draw:g>
                  <svg:desc>Pkts.E6:Pkts.E6</svg:desc>
                </draw:g>
              </table:table-cell>
            </table:table-row>
            <table:table-row>
              <table:table-cell office:value-type="string">
                <text:p>Atacante DDoS</text:p>
                <draw:g>
                  <svg:desc>Pkts.A7:Pkts.A7</svg:desc>
                </draw:g>
              </table:table-cell>
              <table:table-cell office:value-type="float" office:value="155.60193939394">
                <text:p>155.60193939394</text:p>
                <draw:g>
                  <svg:desc>Pkts.E7:Pkts.E7</svg:desc>
                </draw:g>
              </table:table-cell>
            </table:table-row>
            <table:table-row>
              <table:table-cell office:value-type="string">
                <text:p>Vítima DDoS</text:p>
                <draw:g>
                  <svg:desc>Pkts.A8:Pkts.A8</svg:desc>
                </draw:g>
              </table:table-cell>
              <table:table-cell office:value-type="float" office:value="202.807515151515">
                <text:p>202.807515151515</text:p>
                <draw:g>
                  <svg:desc>Pkts.E8:Pkts.E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